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af602" officeooo:paragraph-rsid="001af602"/>
    </style:style>
    <style:style style:name="P2" style:family="paragraph" style:parent-style-name="Standard" style:list-style-name="L6">
      <style:text-properties officeooo:rsid="001af602" officeooo:paragraph-rsid="001af602"/>
    </style:style>
    <style:style style:name="P3" style:family="paragraph" style:parent-style-name="Standard" style:list-style-name="L9">
      <style:text-properties officeooo:rsid="001af602" officeooo:paragraph-rsid="001af602"/>
    </style:style>
    <style:style style:name="P4" style:family="paragraph" style:parent-style-name="Standard" style:list-style-name="L6">
      <style:text-properties officeooo:paragraph-rsid="001af602"/>
    </style:style>
    <style:style style:name="P5" style:family="paragraph" style:parent-style-name="Standard" style:list-style-name="L7">
      <style:text-properties officeooo:paragraph-rsid="001af602"/>
    </style:style>
    <style:style style:name="P6" style:family="paragraph" style:parent-style-name="Standard" style:list-style-name="L8">
      <style:text-properties officeooo:paragraph-rsid="001af602"/>
    </style:style>
    <style:style style:name="P7" style:family="paragraph" style:parent-style-name="Standard" style:list-style-name="L10">
      <style:text-properties officeooo:paragraph-rsid="001af602"/>
    </style:style>
    <style:style style:name="P8" style:family="paragraph" style:parent-style-name="Standard" style:list-style-name="L10">
      <style:text-properties officeooo:rsid="001be540" officeooo:paragraph-rsid="001be540"/>
    </style:style>
    <style:style style:name="T1" style:family="text">
      <style:text-properties officeooo:rsid="001af6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a de Instalación para deep learning w/keras and flask.</text:p>
      <text:p text:style-name="P1"/>
      <text:list xml:id="list1438872340840754472" text:style-name="L6">
        <text:list-item>
          <text:p text:style-name="P4"><text:span text:style-name="T1">Python debe estar instalado junto con pip.</text:span></text:p>
        </text:list-item>
      </text:list>
      <text:list xml:id="list4287912832654883791" text:style-name="L8">
        <text:list-item>
          <text:list>
            <text:list-item>
              <text:p text:style-name="P6"><text:span text:style-name="T1">Apt-get install python</text:span></text:p>
            </text:list-item>
          </text:list>
        </text:list-item>
      </text:list>
      <text:list xml:id="list3309768796345488522" text:style-name="L7">
        <text:list-item>
          <text:list>
            <text:list-item>
              <text:p text:style-name="P5"><text:span text:style-name="T1">apt-get install pip</text:span></text:p>
            </text:list-item>
          </text:list>
        </text:list-item>
      </text:list>
      <text:list xml:id="list15146855330830" text:continue-list="list1438872340840754472" text:style-name="L6">
        <text:list-item>
          <text:p text:style-name="P2">Se debe instalar keras.</text:p>
        </text:list-item>
      </text:list>
      <text:list xml:id="list7046672072607630332" text:style-name="L9">
        <text:list-item>
          <text:list>
            <text:list-item>
              <text:p text:style-name="P3">Sudo python -m pip install keras</text:p>
            </text:list-item>
          </text:list>
        </text:list-item>
      </text:list>
      <text:list xml:id="list15147030926847" text:continue-list="list15146855330830" text:style-name="L6">
        <text:list-item>
          <text:p text:style-name="P2">Se debe instalar flask.</text:p>
        </text:list-item>
      </text:list>
      <text:list xml:id="list4004771944655108325" text:style-name="L10">
        <text:list-item>
          <text:list>
            <text:list-item>
              <text:p text:style-name="P7"><text:span text:style-name="T1">Sudo python -m </text:span>pip install flask gevent requests pillow</text:p>
            </text:list-item>
            <text:list-item>
              <text:p text:style-name="P8">sudo python -m pip install tensorflow</text:p>
            </text:list-item>
          </text:list>
        </text:list-item>
      </text:list>
      <text:list xml:id="list15146799207698" text:continue-list="list15147030926847" text:style-name="L6">
        <text:list-item>
          <text:p text:style-name="P2">Se empieza con el proyecto.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01:26:15.912293273</meta:creation-date>
    <dc:date>2018-07-16T01:51:45.015161764</dc:date>
    <meta:editing-duration>PT15M19S</meta:editing-duration>
    <meta:editing-cycles>1</meta:editing-cycles>
    <meta:document-statistic meta:table-count="0" meta:image-count="0" meta:object-count="0" meta:page-count="1" meta:paragraph-count="11" meta:word-count="66" meta:character-count="352" meta:non-whitespace-character-count="306"/>
    <meta:generator>LibreOffice/5.1.6.2$Linux_X86_64 LibreOffice_project/10m0$Build-2</meta:generator>
  </office:meta>
</office:document-meta>
</file>